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C000000284BC23F73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P1" style:family="paragraph" style:parent-style-name="Header">
      <style:paragraph-properties fo:background-color="transparent" fo:padding="0.049cm" fo:border="0.06pt solid #000000" style:shadow="none">
        <style:background-image/>
      </style:paragraph-properties>
      <style:text-properties fo:font-weight="bold" style:font-weight-asian="bold" style:font-weight-complex="bold"/>
    </style:style>
    <style:style style:name="P2" style:family="paragraph" style:parent-style-name="Footer">
      <style:paragraph-properties fo:padding="0.049cm" fo:border="0.06pt solid #000000" style:shadow="none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svg:width="19.001cm" svg:height="15.304cm" text:anchor-type="as-char" svg:x="0cm" svg:y="-15.304cm" style:wrap="non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background-color="transparent" fo:padding="0.049cm" fo:border="0.06pt solid #000000" style:shadow="none">
        <style:background-image/>
      </style:paragraph-properties>
      <style:text-properties fo:font-weight="bold" style:font-weight-asian="bold" style:font-weight-complex="bold"/>
    </style:style>
    <style:style style:name="MP2" style:family="paragraph" style:parent-style-name="Footer">
      <style:paragraph-properties fo:padding="0.049cm" fo:border="0.06pt solid #000000" style:shadow="none"/>
      <style:text-properties fo:font-size="9pt" fo:font-weight="bold" style:font-size-asian="9pt" style:font-weight-asian="bold" style:font-size-complex="9pt" style:font-weight-complex="bold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399cm" fo:margin-left="0cm" fo:margin-right="0cm" fo:margin-top="0.1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7.662cm" svg:y="-0.199cm" svg:width="1.007cm" svg:height="0.667cm" draw:z-index="0"><draw:image xlink:href="Pictures/100000000000004C000000284BC23F73.jpg" xlink:type="simple" xlink:show="embed" xlink:actuate="onLoad"/></draw:frame><text:span text:style-name="MT1"> <text:s text:c="9"/>Document Crée le </text:span><text:span text:style-name="MT1"><text:date style:data-style-name="N37" text:date-value="2012-09-18T15:20:01.89" text:fixed="true">18/09/12</text:date></text:span><text:span text:style-name="MT1"> à </text:span><text:span text:style-name="MT1"><text:time style:data-style-name="N41" text:time-value="2012-09-18T15:20:01.89" text:fixed="true">15:20:02</text:time></text:span><text:tab/>v4.0 / <text:editing-cycles>1</text:editing-cycles></text:p>
      </style:header>
      <style:footer>
        <text:p text:style-name="MP2"><draw:frame draw:style-name="Mfr2" draw:name="Image2" text:anchor-type="paragraph" svg:x="17.828cm" svg:y="-0.307cm" svg:width="1.007cm" svg:height="0.667cm" draw:z-index="1"><draw:image xlink:href="Pictures/100000000000004C000000284BC23F73.jpg" xlink:type="simple" xlink:show="embed" xlink:actuate="onLoad"/></draw:frame>Page <text:page-number text:select-page="current">1</text:page-number> sur <text:page-count>1</text:page-count> <text:file-name text:display="full"/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122e39-92ed229-498d286-15e43b4-d70da21</meta:generator>
    <meta:creation-date>2012-09-18T15:20:02.10</meta:creation-date>
    <dc:language>fr-FR</dc:language>
    <meta:editing-cycles>1</meta:editing-cycles>
    <meta:editing-duration>P0D</meta:editing-duration>
    <meta:document-statistic meta:table-count="0" meta:image-count="2" meta:object-count="0" meta:page-count="1" meta:paragraph-count="2" meta:word-count="13" meta:character-count="70" meta:non-whitespace-character-count="46"/>
    <meta:user-defined meta:name="Info 1"/>
    <meta:user-defined meta:name="Info 2"/>
    <meta:user-defined meta:name="Info 3"/>
    <meta:user-defined meta:name="Info 4"/>
    <meta:template xlink:type="simple" xlink:actuate="onRequest" xlink:title="NORMAL_V2" xlink:href="../../../DOCUMENTS/MODELE/NORMAL_V2.ott" meta:date="2012-09-18T15:20:01.89"/>
  </office:meta>
</office:document-meta>
</file>